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28"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30"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31"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35"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36" style:family="paragraph" style:parent-style-name="Standard">
      <style:paragraph-properties fo:text-align="justify" style:justify-single-word="false"/>
      <style:text-properties officeooo:paragraph-rsid="005bba92"/>
    </style:style>
    <style:style style:name="P37" style:family="paragraph" style:parent-style-name="Standard">
      <style:paragraph-properties fo:text-align="justify" style:justify-single-word="false"/>
      <style:text-properties officeooo:paragraph-rsid="00678208"/>
    </style:style>
    <style:style style:name="P38" style:family="paragraph" style:parent-style-name="Standard">
      <style:paragraph-properties fo:text-align="justify" style:justify-single-word="false"/>
      <style:text-properties officeooo:paragraph-rsid="00c54c13"/>
    </style:style>
    <style:style style:name="P39" style:family="paragraph" style:parent-style-name="Standard">
      <style:paragraph-properties fo:text-align="justify" style:justify-single-word="false"/>
      <style:text-properties officeooo:paragraph-rsid="00d735dc"/>
    </style:style>
    <style:style style:name="P40"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10f04fb" officeooo:paragraph-rsid="010f04fb" style:font-size-asian="10.5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51" style:family="paragraph" style:parent-style-name="Standard">
      <style:paragraph-properties fo:text-align="justify" style:justify-single-word="false"/>
      <style:text-properties officeooo:paragraph-rsid="00d735dc"/>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officeooo:rsid="0029daed"/>
    </style:style>
    <style:style style:name="T22" style:family="text">
      <style:text-properties fo:font-size="14pt" style:font-size-asian="14pt" style:font-size-complex="14pt"/>
    </style:style>
    <style:style style:name="T23" style:family="text">
      <style:text-properties fo:font-size="14pt" officeooo:rsid="00275c6c" style:font-size-asian="14pt" style:font-size-complex="14pt"/>
    </style:style>
    <style:style style:name="T24" style:family="text">
      <style:text-properties officeooo:rsid="002e679b"/>
    </style:style>
    <style:style style:name="T25" style:family="text">
      <style:text-properties officeooo:rsid="00339132"/>
    </style:style>
    <style:style style:name="T26" style:family="text">
      <style:text-properties officeooo:rsid="003a9d28"/>
    </style:style>
    <style:style style:name="T27" style:family="text">
      <style:text-properties officeooo:rsid="003bd1db"/>
    </style:style>
    <style:style style:name="T28" style:family="text">
      <style:text-properties officeooo:rsid="003f171b"/>
    </style:style>
    <style:style style:name="T29" style:family="text">
      <style:text-properties officeooo:rsid="003f70e4"/>
    </style:style>
    <style:style style:name="T30" style:family="text">
      <style:text-properties officeooo:rsid="0044131d"/>
    </style:style>
    <style:style style:name="T31" style:family="text">
      <style:text-properties officeooo:rsid="005334f8"/>
    </style:style>
    <style:style style:name="T32" style:family="text">
      <style:text-properties officeooo:rsid="0056ef66"/>
    </style:style>
    <style:style style:name="T33" style:family="text">
      <style:text-properties officeooo:rsid="005a9730"/>
    </style:style>
    <style:style style:name="T34" style:family="text">
      <style:text-properties officeooo:rsid="005bba92"/>
    </style:style>
    <style:style style:name="T35" style:family="text">
      <style:text-properties officeooo:rsid="0060b653"/>
    </style:style>
    <style:style style:name="T36"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40"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41"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42"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49" style:family="text">
      <style:text-properties officeooo:rsid="006aae93"/>
    </style:style>
    <style:style style:name="T50" style:family="text">
      <style:text-properties officeooo:rsid="006c64cd"/>
    </style:style>
    <style:style style:name="T51" style:family="text">
      <style:text-properties officeooo:rsid="0072d3e2"/>
    </style:style>
    <style:style style:name="T52" style:family="text">
      <style:text-properties officeooo:rsid="0079fd1d"/>
    </style:style>
    <style:style style:name="T53" style:family="text">
      <style:text-properties officeooo:rsid="0087b705"/>
    </style:style>
    <style:style style:name="T54" style:family="text">
      <style:text-properties officeooo:rsid="00983a52"/>
    </style:style>
    <style:style style:name="T55" style:family="text">
      <style:text-properties officeooo:rsid="009d0afb"/>
    </style:style>
    <style:style style:name="T56" style:family="text">
      <style:text-properties officeooo:rsid="009da311"/>
    </style:style>
    <style:style style:name="T57" style:family="text">
      <style:text-properties officeooo:rsid="00b9d248"/>
    </style:style>
    <style:style style:name="T58" style:family="text">
      <style:text-properties style:font-size-asian="12pt"/>
    </style:style>
    <style:style style:name="T59" style:family="text">
      <style:text-properties officeooo:rsid="00c54c13" style:font-size-asian="12pt"/>
    </style:style>
    <style:style style:name="T60" style:family="text">
      <style:text-properties officeooo:rsid="00d9feea" style:font-size-asian="12pt"/>
    </style:style>
    <style:style style:name="T61" style:family="text">
      <style:text-properties officeooo:rsid="00df09cd" style:font-size-asian="12pt"/>
    </style:style>
    <style:style style:name="T62" style:family="text">
      <style:text-properties officeooo:rsid="010587f5" style:font-size-asian="12pt"/>
    </style:style>
    <style:style style:name="T63" style:family="text">
      <style:text-properties officeooo:rsid="0106cc8c" style:font-size-asian="12pt"/>
    </style:style>
    <style:style style:name="T64" style:family="text">
      <style:text-properties officeooo:rsid="00d859d9"/>
    </style:style>
    <style:style style:name="T65" style:family="text">
      <style:text-properties fo:font-style="italic" style:font-size-asian="12pt" style:font-style-asian="italic" style:font-style-complex="italic"/>
    </style:style>
    <style:style style:name="T66" style:family="text">
      <style:text-properties fo:font-style="italic" officeooo:rsid="00df09cd" style:font-size-asian="12pt" style:font-style-asian="italic" style:font-style-complex="italic"/>
    </style:style>
    <style:style style:name="T67" style:family="text">
      <style:text-properties fo:font-style="italic" officeooo:rsid="00f91dbc" style:font-size-asian="12pt" style:font-style-asian="italic" style:font-style-complex="italic"/>
    </style:style>
    <style:style style:name="T68" style:family="text">
      <style:text-properties officeooo:rsid="00e1eeac"/>
    </style:style>
    <style:style style:name="T69" style:family="text">
      <style:text-properties officeooo:rsid="00f766eb"/>
    </style:style>
    <style:style style:name="T70" style:family="text">
      <style:text-properties officeooo:rsid="00f7753f"/>
    </style:style>
    <style:style style:name="T71" style:family="text">
      <style:text-properties fo:font-style="normal" style:font-size-asian="12pt" style:font-style-asian="normal" style:font-style-complex="normal"/>
    </style:style>
    <style:style style:name="T72" style:family="text">
      <style:text-properties fo:font-style="normal" officeooo:rsid="00f91dbc" style:font-size-asian="12pt" style:font-style-asian="normal" style:font-style-complex="normal"/>
    </style:style>
    <style:style style:name="T73" style:family="text">
      <style:text-properties officeooo:rsid="010c826e"/>
    </style:style>
    <style:style style:name="T74" style:family="text">
      <style:text-properties officeooo:rsid="010d3083"/>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21"><text:span text:style-name="T22">Abstract:</text:span> </text:p>
      <text:p text:style-name="P21"><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20"><text:span text:style-name="T23">1. </text:span><text:span text:style-name="T22">Introduction:</text:span></text:p>
      <text:p text:style-name="P20"><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34"><text:span text:style-name="T21">2. Phases of building Recommendation System</text:span>:</text:p>
      <text:p text:style-name="P34"/>
      <text:p text:style-name="P22">2.1 Data Collection Phase:</text:p>
      <text:p text:style-name="P6">In this phase, the main focus is on collecting data from different users who are consumers of the business. <text:span text:style-name="T24">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6"/>
      <text:p text:style-name="P23">2.1.<text:span text:style-name="T25">1</text:span> <text:span text:style-name="T25">Explicit Feedback</text:span>:</text:p>
      <text:p text:style-name="P8">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7"/>
      <text:p text:style-name="P24">2.1.<text:span text:style-name="T28">2</text:span> <text:span text:style-name="T26">Implicit Feedback</text:span>:</text:p>
      <text:p text:style-name="P7">This feedback system a<text:span text:style-name="T27">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7"><text:soft-page-break/></text:p>
      <text:p text:style-name="P25">2.1.<text:span text:style-name="T28">2</text:span> <text:span text:style-name="T29">Hybrid Feedback</text:span>:</text:p>
      <text:p text:style-name="P9">Hybrid feedback system combines the strength of both explicit and implicit feedback systems to increase performance. <text:span text:style-name="T30">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9"/>
      <text:p text:style-name="P26">2.<text:span text:style-name="T31">2 Training Phase</text:span>:</text:p>
      <text:p text:style-name="P10">In training phase the data collected is used to extract features either of users or items and they are used <text:span text:style-name="T32">as building blocks for the algorithms. Features are extracted as per the needs of a particular algorithm. Various types of recommendation filtering methods are used to create the models.</text:span></text:p>
      <text:p text:style-name="P10"/>
      <text:p text:style-name="P27">2.<text:span text:style-name="T33">3 Prediction Phase</text:span>:</text:p>
      <text:p text:style-name="P11"><text:span text:style-name="T51">In this phase,</text:span> predict<text:span text:style-name="T51">ion of</text:span> the rating or preference <text:span text:style-name="T51">which</text:span> a user is expected to give to an item <text:span text:style-name="T51">is done</text:span>. This prediction is made using the <text:span text:style-name="T33">features created in training phase and building algorithm over it.</text:span></text:p>
      <text:p text:style-name="P11"/>
      <text:p text:style-name="P35"><text:span text:style-name="T33">3 Recommendation Filtering Methods</text:span>:</text:p>
      <text:p text:style-name="P12">It is use <text:span text:style-name="T33">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2"/>
      <text:p text:style-name="P28"><text:span text:style-name="T34">3.1 Content-Based Filtering</text:span>:</text:p>
      <text:p text:style-name="P36"><text:span text:style-name="T36">It is </text:span><text:span text:style-name="T37">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38">text </text:span><text:span text:style-name="T37">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35">(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36"/>
      <text:p text:style-name="P29"><text:span text:style-name="T34">3.2 Collaborative Filtering</text:span>:</text:p>
      <text:p text:style-name="P37"><text:span text:style-name="T39">Collaborative filtering is independent of literature of item/user domain or profile. It is a better technique for data where metadata is either inadequate or cannot be easily obtained </text:span><text:span text:style-name="T40">like </text:span><text:span text:style-name="T41">in the cases of</text:span><text:span text:style-name="T40"> movies, music, pictures etc. </text:span><text:span text:style-name="T42">So, here the implicit feedback and explicit feedback play most important role in making recommendations. </text:span><text:span text:style-name="T40">Here the ratings given by users play an important role in creation of the models. </text:span><text:span text:style-name="T43">It also has a few disadvantages like sparsity problem and cold start problem. </text:span><text:span text:style-name="T44">Sparsity occurs when very few explicit feedback ratings are available for making recommendation model. Cold Start Problem occurs when a new user </text:span><text:span text:style-name="T45">or item </text:span><text:span text:style-name="T44">is added to the list </text:span><text:span text:style-name="T45">for which ratings are not present</text:span><text:span text:style-name="T44">. </text:span><text:span text:style-name="T46">This makes it difficult to create similarity matrices.</text:span><text:span text:style-name="T44"> </text:span><text:span text:style-name="T40">This technique can be further classified into two categories:</text:span></text:p>
      <text:p text:style-name="P13"/>
      <text:p text:style-name="P30"><text:span text:style-name="T50">3</text:span>.<text:span text:style-name="T50">2</text:span>.<text:span text:style-name="T50">1</text:span> <text:span text:style-name="T50">Model-Based Techniques:</text:span></text:p>
      <text:p text:style-name="P18">Model-based <text:span text:style-name="T52">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4"/>
      <text:p text:style-name="P30"><text:soft-page-break/><text:span text:style-name="T50">3</text:span>.<text:span text:style-name="T50">2</text:span>.<text:span text:style-name="T28">2</text:span> <text:span text:style-name="T49">Memory-Based Techniques:</text:span></text:p>
      <text:p text:style-name="P17"><text:span text:style-name="T53">Memory based techniques work on the principle of finding most similar users or items to a user or item and then fetching their ratings for predicting the rating given by the user or given to the item. </text:span>The features here <text:span text:style-name="T53">are</text:span> extracted in the form of either item-item similarity matrix or user-user similarity matrix. <text:span text:style-name="T53">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15"/>
      <text:p text:style-name="P31"><text:span text:style-name="T50">3</text:span>.<text:span text:style-name="T50">2</text:span>.<text:span text:style-name="T28">2.1</text:span> <text:span text:style-name="T54">Cosine Similarity Measure:</text:span></text:p>
      <text:p text:style-name="P19">Cosine <text:span text:style-name="T68">S</text:span>imilarity <text:span text:style-name="T68">(CS)</text:span> is the measure of similarity between two <text:span text:style-name="T56">n-dimensional </text:span>vectors in a space. <text:span text:style-name="T55">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19"/>
      <text:p text:style-name="P19"><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6"/>
      <text:p text:style-name="P16"/>
      <text:p text:style-name="P16"><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16"/>
      <text:p text:style-name="P32"><text:span text:style-name="T50">3</text:span>.<text:span text:style-name="T50">2</text:span>.<text:span text:style-name="T28">2.2</text:span> <text:span text:style-name="T57">Pearson Correlation Coefficient Measure:</text:span></text:p>
      <text:p text:style-name="P39"><text:span text:style-name="T47">Pearson Correlation Coefficient or bivariate correlation is the measure of linear correlation between two vectors.Its range is [-1,1], where -1 is negative linear correlation, +1 is the positive linear correlation and 0 is the no linear correlation. </text:span><text:span text:style-name="T48">It is represented using multiple ways:</text:span></text:p>
      <text:p text:style-name="P39"><text:span text:style-name="T48"/></text:p>
      <text:p text:style-name="P38"><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33"><text:span text:style-name="T50">3</text:span>.<text:span text:style-name="T50">2</text:span>.<text:span text:style-name="T28">2.3</text:span> <text:span text:style-name="T64">Improved Cosine Similarity Measure:</text:span></text:p>
      <text:p text:style-name="P44"><text:span text:style-name="T59">I</text:span><text:span text:style-name="T58">mproved Cosine Similarity (ICS) Measure is specifically adjusted as per the requirements of recommender system which is based on the principle “If A is most similar to B, this does not imply that B is also most similar to A”. </text:span><text:span text:style-name="T60">So, if similarity of A is to be found with respect to B, then B’s only those values will be taken into consideration for which values of A are not null or zero. </text:span><text:span text:style-name="T61">Improved Cosine Similarity of </text:span><text:span text:style-name="T66">u</text:span><text:span text:style-name="T61"> with respect to </text:span><text:span text:style-name="T66">v</text:span><text:span text:style-name="T61"> is:</text:span></text:p>
      <text:p text:style-name="P40"/>
      <text:p text:style-name="P40"><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40"/>
      <text:p text:style-name="P40"/>
      <text:p text:style-name="P40"/>
      <text:p text:style-name="P40"/>
      <text:p text:style-name="P40"/>
      <text:p text:style-name="P40"><text:soft-page-break/></text:p>
      <text:p text:style-name="P49"><text:span text:style-name="T69">4</text:span> <text:span text:style-name="T70">Implementation Similarity Metrics:</text:span></text:p>
      <text:p text:style-name="P46"><text:span text:style-name="T62">Cosine </text:span><text:span text:style-name="T63">Similarity Metric, Pearson Correlation Coefficient Metric </text:span><text:span text:style-name="T62">and Improved Cosine Similarity Metric have been implemented below for better understanding:</text:span></text:p>
      <text:p text:style-name="P46"><text:span text:style-name="T62"/></text:p>
      <text:p text:style-name="P45"><text:span text:style-name="T61">L</text:span><text:span text:style-name="T58">et </text:span><text:span text:style-name="T65">u </text:span><text:span text:style-name="T71">be &lt;3,4,5,null,5,5,null,2,null,null,null,null&gt; </text:span><text:span text:style-name="T72">and </text:span><text:span text:style-name="T67">v </text:span><text:span text:style-name="T72">be &lt;4,4,4,5,5,null,1,null,2,null,1,null&gt;.</text:span></text:p>
      <text:p text:style-name="P45"><text:span text:style-name="T72"/></text:p>
      <text:p text:style-name="P47"><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45"><text:span text:style-name="T71"/></text:p>
      <text:p text:style-name="P40"/>
      <text:p text:style-name="P40"><draw:frame draw:style-name="fr1" draw:name="Object7" text:anchor-type="char" svg:x="-2cm" svg:y="0.286cm" svg:width="21.001cm" svg:height="1.171cm" draw:z-index="7"><draw:object xlink:href="./Object 7" xlink:type="simple" xlink:show="embed" xlink:actuate="onLoad"/><draw:image xlink:href="./ObjectReplacements/Object 7" xlink:type="simple" xlink:show="embed" xlink:actuate="onLoad"/><svg:desc>formula</svg:desc></draw:frame></text:p>
      <text:p text:style-name="P40"><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40"/>
      <text:p text:style-name="P40"/>
      <text:p text:style-name="P40"/>
      <text:p text:style-name="P50"><text:span text:style-name="T74">5</text:span> <text:span text:style-name="T73">Inspiration behind the Improved Cosine Similarity Metric:</text:span></text:p>
      <text:p text:style-name="P48"><text:span text:style-name="T62">b</text:span><text:span text:style-name="T58">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3T19:04:54.626412653</dc:date>
    <meta:editing-duration>PT8H56M</meta:editing-duration>
    <meta:editing-cycles>250</meta:editing-cycles>
    <meta:generator>LibreOffice/6.0.7.3$Linux_X86_64 LibreOffice_project/00m0$Build-3</meta:generator>
    <meta:document-statistic meta:table-count="0" meta:image-count="0" meta:object-count="8" meta:page-count="4" meta:paragraph-count="39" meta:word-count="1454" meta:character-count="9316" meta:non-whitespace-character-count="7899"/>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7/content.xml><?xml version="1.0" encoding="utf-8"?>
<math xmlns="http://www.w3.org/1998/Math/MathML" display="block">
  <semantics>
    <mrow>
      <msub>
        <mi>ρ</mi>
        <mrow>
          <mi>u</mi>
          <mi>,</mi>
          <mi>v</mi>
        </mrow>
      </msub>
      <mo stretchy="false">=</mo>
      <mfrac>
        <mrow>
          <mrow>
            <mo fence="true" stretchy="false">(</mo>
            <mrow>
              <mrow>
                <mrow>
                  <mo fence="true" stretchy="false">(</mo>
                  <mrow>
                    <mrow>
                      <mn>3</mn>
                      <mo stretchy="false">−</mo>
                      <mn>2</mn>
                    </mrow>
                  </mrow>
                  <mo fence="true" stretchy="false">)</mo>
                </mrow>
                <mo stretchy="false">∗</mo>
                <mrow>
                  <mo fence="true" stretchy="false">(</mo>
                  <mrow>
                    <mrow>
                      <mn>4</mn>
                      <mo stretchy="false">−</mo>
                      <mn>2.1</mn>
                    </mrow>
                  </mrow>
                  <mo fence="true" stretchy="false">)</mo>
                </mrow>
              </mrow>
            </mrow>
            <mo fence="true" stretchy="false">)</mo>
          </mrow>
          <mo stretchy="false">+</mo>
          <mrow>
            <mo fence="true" stretchy="false">(</mo>
            <mrow>
              <mrow>
                <mrow>
                  <mo fence="true" stretchy="false">(</mo>
                  <mrow>
                    <mrow>
                      <mn>4</mn>
                      <mo stretchy="false">−</mo>
                      <mn>2</mn>
                    </mrow>
                  </mrow>
                  <mo fence="true" stretchy="false">)</mo>
                </mrow>
                <mo stretchy="false">∗</mo>
                <mrow>
                  <mo fence="true" stretchy="false">(</mo>
                  <mrow>
                    <mrow>
                      <mn>4</mn>
                      <mo stretchy="false">−</mo>
                      <mn>2.1</mn>
                    </mrow>
                  </mrow>
                  <mo fence="true" stretchy="false">)</mo>
                </mrow>
              </mrow>
            </mrow>
            <mo fence="true" stretchy="false">)</mo>
          </mrow>
          <mo stretchy="false">+</mo>
          <mrow>
            <mo fence="true" stretchy="false">(</mo>
            <mrow>
              <mrow>
                <mrow>
                  <mo fence="true" stretchy="false">(</mo>
                  <mrow>
                    <mrow>
                      <mn>5</mn>
                      <mo stretchy="false">−</mo>
                      <mn>2</mn>
                    </mrow>
                  </mrow>
                  <mo fence="true" stretchy="false">)</mo>
                </mrow>
                <mo stretchy="false">∗</mo>
                <mrow>
                  <mo fence="true" stretchy="false">(</mo>
                  <mrow>
                    <mrow>
                      <mn>4</mn>
                      <mo stretchy="false">−</mo>
                      <mn>2.1</mn>
                    </mrow>
                  </mrow>
                  <mo fence="true" stretchy="false">)</mo>
                </mrow>
              </mrow>
            </mrow>
            <mo fence="true" stretchy="false">)</mo>
          </mrow>
          <mo stretchy="false">+</mo>
          <mrow>
            <mo fence="true" stretchy="false">(</mo>
            <mrow>
              <mrow>
                <mrow>
                  <mo fence="true" stretchy="false">(</mo>
                  <mrow>
                    <mrow>
                      <mn>5</mn>
                      <mo stretchy="false">−</mo>
                      <mn>2</mn>
                    </mrow>
                  </mrow>
                  <mo fence="true" stretchy="false">)</mo>
                </mrow>
                <mo stretchy="false">∗</mo>
                <mrow>
                  <mo fence="true" stretchy="false">(</mo>
                  <mrow>
                    <mrow>
                      <mn>5</mn>
                      <mo stretchy="false">−</mo>
                      <mn>2.1</mn>
                    </mrow>
                  </mrow>
                  <mo fence="true" stretchy="false">)</mo>
                </mrow>
              </mrow>
            </mrow>
            <mo fence="true" stretchy="false">)</mo>
          </mrow>
        </mrow>
        <mrow>
          <msqrt>
            <mrow>
              <mo fence="true" stretchy="false">(</mo>
              <mrow>
                <mrow>
                  <msup>
                    <mrow>
                      <mo fence="true" stretchy="false">(</mo>
                      <mrow>
                        <mrow>
                          <mn>3</mn>
                          <mo stretchy="false">−</mo>
                          <mn>2</mn>
                        </mrow>
                      </mrow>
                      <mo fence="true" stretchy="false">)</mo>
                    </mrow>
                    <mn>2</mn>
                  </msup>
                  <mo stretchy="false">+</mo>
                  <msup>
                    <mrow>
                      <mo fence="true" stretchy="false">(</mo>
                      <mrow>
                        <mrow>
                          <mn>4</mn>
                          <mo stretchy="false">−</mo>
                          <mn>2</mn>
                        </mrow>
                      </mrow>
                      <mo fence="true" stretchy="false">)</mo>
                    </mrow>
                    <mn>2</mn>
                  </msup>
                  <mo stretchy="false">+</mo>
                  <msup>
                    <mrow>
                      <mo fence="true" stretchy="false">(</mo>
                      <mrow>
                        <mrow>
                          <mn>5</mn>
                          <mo stretchy="false">−</mo>
                          <mn>2</mn>
                        </mrow>
                      </mrow>
                      <mo fence="true" stretchy="false">)</mo>
                    </mrow>
                    <mn>2</mn>
                  </msup>
                  <mo stretchy="false">+</mo>
                  <msup>
                    <mrow>
                      <mo fence="true" stretchy="false">(</mo>
                      <mrow>
                        <mrow>
                          <mn>5</mn>
                          <mo stretchy="false">−</mo>
                          <mn>2</mn>
                        </mrow>
                      </mrow>
                      <mo fence="true" stretchy="false">)</mo>
                    </mrow>
                    <mn>2</mn>
                  </msup>
                  <mo stretchy="false">+</mo>
                  <msup>
                    <mrow>
                      <mo fence="true" stretchy="false">(</mo>
                      <mrow>
                        <mrow>
                          <mn>5</mn>
                          <mo stretchy="false">−</mo>
                          <mn>2</mn>
                        </mrow>
                      </mrow>
                      <mo fence="true" stretchy="false">)</mo>
                    </mrow>
                    <mn>2</mn>
                  </msup>
                  <mo stretchy="false">+</mo>
                  <msup>
                    <mrow>
                      <mo fence="true" stretchy="false">(</mo>
                      <mrow>
                        <mrow>
                          <mn>2</mn>
                          <mo stretchy="false">−</mo>
                          <mn>2</mn>
                        </mrow>
                      </mrow>
                      <mo fence="true" stretchy="false">)</mo>
                    </mrow>
                    <mn>2</mn>
                  </msup>
                </mrow>
              </mrow>
              <mo fence="true" stretchy="false">)</mo>
            </mrow>
          </msqrt>
          <msqrt>
            <mrow>
              <mo fence="true" stretchy="false">(</mo>
              <mrow>
                <mrow>
                  <msup>
                    <mrow>
                      <mo fence="true" stretchy="false">(</mo>
                      <mrow>
                        <mrow>
                          <mn>4</mn>
                          <mo stretchy="false">−</mo>
                          <mn>2.1</mn>
                        </mrow>
                      </mrow>
                      <mo fence="true" stretchy="false">)</mo>
                    </mrow>
                    <mn>2</mn>
                  </msup>
                  <mo stretchy="false">+</mo>
                  <msup>
                    <mrow>
                      <mo fence="true" stretchy="false">(</mo>
                      <mrow>
                        <mrow>
                          <mn>4</mn>
                          <mo stretchy="false">−</mo>
                          <mn>2.1</mn>
                        </mrow>
                      </mrow>
                      <mo fence="true" stretchy="false">)</mo>
                    </mrow>
                    <mn>2</mn>
                  </msup>
                  <mo stretchy="false">+</mo>
                  <msup>
                    <mrow>
                      <mo fence="true" stretchy="false">(</mo>
                      <mrow>
                        <mrow>
                          <mn>4</mn>
                          <mo stretchy="false">−</mo>
                          <mn>2.1</mn>
                        </mrow>
                      </mrow>
                      <mo fence="true" stretchy="false">)</mo>
                    </mrow>
                    <mn>2</mn>
                  </msup>
                  <mo stretchy="false">+</mo>
                  <msup>
                    <mrow>
                      <mo fence="true" stretchy="false">(</mo>
                      <mrow>
                        <mrow>
                          <mn>5</mn>
                          <mo stretchy="false">−</mo>
                          <mn>2.1</mn>
                        </mrow>
                      </mrow>
                      <mo fence="true" stretchy="false">)</mo>
                    </mrow>
                    <mn>2</mn>
                  </msup>
                  <mo stretchy="false">+</mo>
                  <msup>
                    <mrow>
                      <mo fence="true" stretchy="false">(</mo>
                      <mrow>
                        <mrow>
                          <mn>1</mn>
                          <mo stretchy="false">−</mo>
                          <mn>2.1</mn>
                        </mrow>
                      </mrow>
                      <mo fence="true" stretchy="false">)</mo>
                    </mrow>
                    <mn>2</mn>
                  </msup>
                  <mo stretchy="false">+</mo>
                  <msup>
                    <mrow>
                      <mo fence="true" stretchy="false">(</mo>
                      <mrow>
                        <mrow>
                          <mn>2</mn>
                          <mo stretchy="false">−</mo>
                          <mn>2.1</mn>
                        </mrow>
                      </mrow>
                      <mo fence="true" stretchy="false">)</mo>
                    </mrow>
                    <mn>2</mn>
                  </msup>
                </mrow>
              </mrow>
              <mo fence="true" stretchy="false">)</mo>
            </mrow>
          </msqrt>
        </mrow>
      </mfrac>
    </mrow>
    <annotation encoding="StarMath 5.0">{%rho_{u,v}}={((3-2)*(4-2.1))+((4-2)*(4-2.1))+((5-2)*(4-2.1))+((5-2)*(5-2.1))} over {sqrt((3-2)^2+(4-2)^2+(5-2)^2+(5-2)^2+(5-2)^2+(2-2)^2)sqrt((4-2.1)^2+(4-2.1)^2+(4-2.1)^2+(5-2.1)^2+(1-2.1)^2+(2-2.1)^2)}</annotation>
  </semantics>
</math>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